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00530"/>
    </style:style>
    <style:style style:name="T1" style:family="text">
      <style:text-properties fo:color="#dcdcaa" loext:opacity="100%" style:font-name="Droid Sans Mono" fo:font-size="12pt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oller</text:p>
      <text:p text:style-name="Standard"/>
      <text:list xml:id="list3219936766" text:style-name="L1">
        <text:list-item>
          <text:p text:style-name="P1">return 400 if param is no provided (normal tests)</text:p>
        </text:list-item>
        <text:list-item>
          <text:p text:style-name="P2">return 400 if invalid param (Mockando retorno false na class Validator) - <text:span text:style-name="T1">spyOn - mockReturnValueOnce</text:span></text:p>
        </text:list-item>
        <text:list-item>
          <text:p text:style-name="P2">calls depedencies with correct values - <text:span text:style-name="T1">spyOn – toHaveBeenCalledWith)</text:span></text:p>
        </text:list-item>
        <text:list-item>
          <text:p text:style-name="P1">return 500 id dependencies throws - <text:span text:style-name="T1">spyOn – mockImplementationOnce</text:span></text:p>
        </text:list-item>
        <text:list-item>
          <text:p text:style-name="P1">returns 200 if OK</text:p>
        </text:list-item>
      </text:list>
      <text:p text:style-name="Standard"/>
      <text:p text:style-name="Standard">Email Validator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1:45:03.346510169</meta:creation-date>
    <dc:date>2021-03-21T11:52:07.783983979</dc:date>
    <meta:editing-duration>PT7M5S</meta:editing-duration>
    <meta:editing-cycles>1</meta:editing-cycles>
    <meta:document-statistic meta:table-count="0" meta:image-count="0" meta:object-count="0" meta:page-count="1" meta:paragraph-count="7" meta:word-count="52" meta:character-count="332" meta:non-whitespace-character-count="290"/>
    <meta:generator>LibreOffice/7.0.4.2$Linux_X86_64 LibreOffice_project/00$Build-2</meta:generator>
  </office:meta>
</office:document-meta>
</file>